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Značkapozn.podčarou" style:family="text">
      <style:text-properties fo:font-weight="normal" style:font-weight-asian="normal" fo:font-size="9pt" style:font-size-asian="9pt"/>
    </style:style>
    <style:style style:name="P19" style:parent-style-name="Základnítext" style:family="paragraph">
      <style:text-properties fo:font-style="italic" style:font-style-asian="italic"/>
    </style:style>
    <style:style style:name="P20" style:parent-style-name="Základnítext" style:family="paragraph">
      <style:text-properties fo:font-style="italic" style:font-style-asian="italic"/>
    </style:style>
    <style:style style:name="P21" style:parent-style-name="Základnítext" style:family="paragraph">
      <style:text-properties fo:font-style="italic" style:font-style-asian="italic"/>
    </style:style>
    <style:style style:name="P22" style:parent-style-name="Základnítext" style:family="paragraph">
      <style:text-properties fo:font-style="italic" style:font-style-asian="italic"/>
    </style:style>
    <style:style style:name="T23" style:parent-style-name="Silné" style:family="text">
      <style:text-properties fo:font-weight="normal" style:font-weight-asian="normal"/>
    </style:style>
    <style:style style:name="T24" style:parent-style-name="Značkapozn.podčarou" style:family="text">
      <style:text-properties fo:font-weight="normal" style:font-weight-asian="normal"/>
    </style:style>
    <style:style style:name="T25" style:parent-style-name="Značkapozn.podčarou" style:family="text">
      <style:text-properties fo:font-weight="normal" style:font-weight-asian="normal" fo:font-size="9pt" style:font-size-asian="9pt"/>
    </style:style>
    <style:style style:name="T26" style:parent-style-name="Silné" style:family="text">
      <style:text-properties fo:font-weight="normal" style:font-weight-asian="normal"/>
    </style:style>
    <style:style style:name="T27" style:parent-style-name="Značkapozn.podčarou" style:family="text">
      <style:text-properties fo:font-weight="normal" style:font-weight-asian="normal"/>
    </style:style>
    <style:style style:name="T28" style:parent-style-name="Značkapozn.podčarou" style:family="text">
      <style:text-properties fo:font-weight="normal" style:font-weight-asian="normal" fo:font-size="9pt" style:font-size-asian="9pt"/>
    </style:style>
    <style:style style:name="T29" style:parent-style-name="Silné" style:family="text">
      <style:text-properties fo:font-weight="normal" style:font-weight-asian="normal"/>
    </style:style>
    <style:style style:name="T30" style:parent-style-name="Značkapozn.podčarou" style:family="text">
      <style:text-properties fo:font-weight="normal" style:font-weight-asian="normal"/>
    </style:style>
    <style:style style:name="T31" style:parent-style-name="Značkapozn.podčarou" style:family="text">
      <style:text-properties fo:font-weight="normal" style:font-weight-asian="normal" fo:font-size="9pt" style:font-size-asian="9pt"/>
    </style:style>
    <style:style style:name="T32" style:parent-style-name="Silné" style:family="text">
      <style:text-properties fo:font-weight="normal" style:font-weight-asian="normal"/>
    </style:style>
    <style:style style:name="T33" style:parent-style-name="Značkapozn.podčarou" style:family="text">
      <style:text-properties fo:font-weight="normal" style:font-weight-asian="normal"/>
    </style:style>
    <style:style style:name="T34" style:parent-style-name="Značkapozn.podčarou" style:family="text">
      <style:text-properties fo:font-weight="normal" style:font-weight-asian="normal" fo:font-size="9pt" style:font-size-asian="9pt"/>
    </style:style>
    <style:style style:name="T35" style:parent-style-name="Silné" style:family="text">
      <style:text-properties fo:font-weight="normal" style:font-weight-asian="normal"/>
    </style:style>
    <style:style style:name="T36" style:parent-style-name="Silné" style:family="text">
      <style:text-properties fo:font-weight="normal" style:font-weight-asian="normal"/>
    </style:style>
    <style:style style:name="T37" style:parent-style-name="Značkapozn.podčarou" style:family="text">
      <style:text-properties fo:font-weight="normal" style:font-weight-asian="normal"/>
    </style:style>
    <style:style style:name="T38" style:parent-style-name="Značkapozn.podčarou" style:family="text">
      <style:text-properties fo:font-weight="normal" style:font-weight-asian="normal" fo:font-size="9pt" style:font-size-asian="9pt"/>
    </style:style>
    <style:style style:name="T39" style:parent-style-name="Silné" style:family="text">
      <style:text-properties fo:font-weight="normal" style:font-weight-asian="normal"/>
    </style:style>
    <style:style style:name="T40" style:parent-style-name="Značkapozn.podčarou" style:family="text">
      <style:text-properties fo:font-weight="normal" style:font-weight-asian="normal"/>
    </style:style>
    <style:style style:name="T41" style:parent-style-name="Značkapozn.podčarou" style:family="text">
      <style:text-properties fo:font-weight="normal" style:font-weight-asian="normal" fo:font-size="9pt" style:font-size-asian="9pt"/>
    </style:style>
    <style:style style:name="T42" style:parent-style-name="Silné" style:family="text">
      <style:text-properties fo:font-weight="normal" style:font-weight-asian="normal"/>
    </style:style>
    <style:style style:name="T43" style:parent-style-name="Značkapozn.podčarou" style:family="text">
      <style:text-properties fo:font-weight="normal" style:font-weight-asian="normal"/>
    </style:style>
    <style:style style:name="T44" style:parent-style-name="Značkapozn.podčarou" style:family="text">
      <style:text-properties fo:font-weight="normal" style:font-weight-asian="normal" fo:font-size="9pt" style:font-size-asian="9pt"/>
    </style:style>
    <style:style style:name="T45" style:parent-style-name="Silné" style:family="text">
      <style:text-properties fo:font-weight="normal" style:font-weight-asian="normal"/>
    </style:style>
    <style:style style:name="T46" style:parent-style-name="Značkapozn.podčarou" style:family="text">
      <style:text-properties fo:font-weight="normal" style:font-weight-asian="normal" fo:font-size="9pt" style:font-size-asian="9pt"/>
    </style:style>
    <style:style style:name="T47" style:parent-style-name="Silné" style:family="text">
      <style:text-properties fo:font-weight="normal" style:font-weight-asian="normal"/>
    </style:style>
    <style:style style:name="T48" style:parent-style-name="Značkapozn.podčarou" style:family="text">
      <style:text-properties fo:font-weight="normal" style:font-weight-asian="normal"/>
    </style:style>
    <style:style style:name="T49" style:parent-style-name="Značkapozn.podčarou" style:family="text">
      <style:text-properties fo:font-weight="normal" style:font-weight-asian="normal" fo:font-size="9pt" style:font-size-asian="9pt"/>
    </style:style>
    <style:style style:name="T50" style:parent-style-name="Silné" style:family="text">
      <style:text-properties fo:font-weight="normal" style:font-weight-asian="normal"/>
    </style:style>
    <style:style style:name="T51" style:parent-style-name="Silné" style:family="text">
      <style:text-properties fo:font-weight="normal" style:font-weight-asian="normal"/>
    </style:style>
    <style:style style:name="T52" style:parent-style-name="Silné" style:family="text">
      <style:text-properties fo:font-weight="normal" style:font-weight-asian="normal"/>
    </style:style>
    <style:style style:name="P53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9/2017<text:bookmark-end text:name="Text14"/></text:p>
            <text:p text:style-name="Normální">KVOP-27683/2017<text:bookmark-end text:name="Text2"/></text:p>
            <text:p text:style-name="Normální"><text:bookmark-start text:name="Text6"/>02. 10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A. <text:s/>P.</text:p>
            <text:p text:style-name="Normální"/>
            <text:p text:style-name="Normální"/>
            <text:p text:style-name="Normální"/>
            <text:p text:style-name="P17"/>
            <text:p text:style-name="Normální"/>
            <text:p text:style-name="Normální"/>
          </table:table-cell>
        </table:table-row>
      </table:table>
      <text:p text:style-name="Základnítext">Vážený pane P.,</text:p>
      <text:p text:style-name="Základnítext">dne 22. září 2017 byla do Kanceláře veřejného ochránce práv doručena Vaše žádost podle zákona o svobodném přístupu k informacím<text:span text:style-name="Značkapozn.podčarou"><text:note text:note-class="footnote" text:id="_ftn0"><text:note-citation>1</text:note-citation><text:note-body><text:p text:style-name="Textpozn.podčarou"><text:s/><text:span text:style-name="T18"><text:tab/></text:span>Zákon č. 106/1999 Sb., o svobodném přístupu k informacím, ve znění pozdějších předpisů.</text:p></text:note-body></text:note></text:span>, ve které žádáte odpověď na následující otázky:</text:p>
      <text:p text:style-name="P19">1. Kdo může zastupovat ve správním řízení?</text:p>
      <text:p text:style-name="P20">2. Kdo může zastupovat v přestupkovém řízení?</text:p>
      <text:p text:style-name="P21">3. Za jakých podmínek tak může činit?</text:p>
      <text:p text:style-name="P22">4. Zda je přípustná analogie v trestním řízení?</text:p>
      <text:p text:style-name="Základnítext">Podle § 2 odst. 4 zákona o svobodném přístupu k informacím se povinnost poskytovat informace netýká dotazů na názory, budoucí rozhodnutí<text:s/>a vytváření nových informací.<text:s/>Podle důvodové zprávy k zákonu č. 61/2006 Sb., kterým bylo<text:s/>do zákona<text:s/>o svobodném přístupu<text:s/>k informacím (s účinností 23. 3. 2006)<text:s/>toto ustanovení<text:s/>vloženo,<text:s/>není mimo jiné stanovena povinnost<text:s/>vyjadřovat názory povinného subjektu<text:s/>k určité problematice.</text:p>
      <text:p text:style-name="Základnítext">Následující odpovědi na Vaše dotazy proto prosím přijměte jako vyjádření se nad rámec požadavků kladených na povinný subjekt zákonem o svobodném přístupu k informacím.</text:p>
      <text:p text:style-name="Základnítext"><text:span text:style-name="Silné">K</text:span><text:span text:style-name="Silné"><text:s/>bodům</text:span><text:span text:style-name="Silné"><text:s/>číslo 1</text:span><text:span text:style-name="Silné"><text:s/>a 2<text:s/></text:span><text:span text:style-name="Silné">žádosti</text:span></text:p>
      <text:p text:style-name="Základnítext"><text:span text:style-name="T23">Zastupování ve správním řízení je upraveno v § 31 a násl. správního řádu</text:span><text:span text:style-name="T24"><text:note text:note-class="footnote" text:id="_ftn1"><text:note-citation>2</text:note-citation><text:note-body><text:p text:style-name="Textpozn.podčarou"><text:s/><text:span text:style-name="T25"><text:tab/></text:span><text:span text:style-name="Silné">Zákon</text:span><text:span text:style-name="Silné"><text:s/>č. 500/2004 Sb., správní řád, ve znění pozdějších předpisů</text:span><text:span text:style-name="Silné">.</text:span></text:p></text:note-body></text:note></text:span><text:span text:style-name="T26">. Zastupovat účastníka tak může jeho zákonný zástupce, opatrovník nebo zmocněnec (případně společný zmocněnec nebo společný zástupce více účastníků). Zákon o odpovědnosti za přestupky a řízení o nich</text:span><text:span text:style-name="T27"><text:note text:note-class="footnote" text:id="_ftn2"><text:note-citation>3</text:note-citation><text:note-body><text:p text:style-name="Textpozn.podčarou"><text:s/><text:span text:style-name="T28"><text:tab/></text:span><text:span text:style-name="Silné">Zákon</text:span><text:span text:style-name="Silné"><text:s/>č. 250/2016 Sb., o odpovědnosti za přestupky a řízení o nich.</text:span></text:p></text:note-body></text:note></text:span><text:span text:style-name="T29"><text:s/>ani již zrušený zákon o přestupcích</text:span><text:span text:style-name="T30"><text:note text:note-class="footnote" text:id="_ftn3"><text:note-citation>4</text:note-citation><text:note-body><text:p text:style-name="Textpozn.podčarou"><text:s/><text:span text:style-name="T31"><text:tab/></text:span><text:span text:style-name="Silné">Zákon</text:span><text:span text:style-name="Silné"><text:s/>č. 200/1990 Sb.</text:span><text:span text:style-name="Silné">, o přestupcích, ve znění pozdějších předpisů.</text:span></text:p></text:note-body></text:note></text:span><text:span text:style-name="T32"><text:s/>neobsahují speciální úpravu zastoupení, správní řád se tak užije také v řízení o přestupcích</text:span><text:span text:style-name="T33"><text:note text:note-class="footnote" text:id="_ftn4"><text:note-citation>5</text:note-citation><text:note-body><text:p text:style-name="Textpozn.podčarou"><text:s/><text:span text:style-name="T34"><text:tab/></text:span>Ustanovení § 1 odst. 2 správního řádu.</text:p></text:note-body></text:note></text:span><text:span text:style-name="T35">.</text:span></text:p>
      <text:soft-page-break/>
      <text:p text:style-name="Základnítext"><text:span text:style-name="Silné">K bodu číslo 3 žádosti</text:span></text:p>
      <text:p text:style-name="Základnítext"><text:span text:style-name="T36">Samotné podmínky pro jednotlivé typy zastoupení jsou upraveny ve výše zmíněných ustanoveních správního řádu. V případě zastoupení na základě plné moci obecně platí, že se účastník může nechat zastoupit libovolnou plně svéprávnou osobou</text:span><text:span text:style-name="T37"><text:note text:note-class="footnote" text:id="_ftn5"><text:note-citation>6</text:note-citation><text:note-body><text:p text:style-name="Textpozn.podčarou"><text:s/><text:span text:style-name="T38"><text:tab/></text:span>Rozsudek Nejvyššího správního soudu ze dne 23.2.2016, čj. 8 As 6/2016 - 34, č. 3394/2016 Sb. NSS,<text:s/><text:a xlink:href="http://www.nssoud.cz" office:target-frame-name="_top" xlink:show="replace"><text:span text:style-name="Hypertextovýodkaz">www.nssoud.cz</text:span></text:a>. Podmínka svéprávnosti zmocněnce byla v řízení sp. zn. 2 As 179/2016 předložena rozšířenému senátu NSS, ten ji nicméně věcně neposoudil, takže prozatím tato podmínka platí.<text:s/></text:p></text:note-body></text:note></text:span><text:span text:style-name="T39">, bez ohledu na její státní příslušnost či místo trvalého pobytu. Výjimkou je situace, kdy dojde ke zneužití práva na zastoupení, v takovém případě nemusí správní orgán přiznat zastoupení účinky</text:span><text:span text:style-name="T40"><text:note text:note-class="footnote" text:id="_ftn6"><text:note-citation>7</text:note-citation><text:note-body><text:p text:style-name="Textpozn.podčarou"><text:s/><text:span text:style-name="T41"><text:tab/></text:span>Rozsudek Nejvyššího správního soudu ze dne 4.5.2011, čj. 1 As 27/2011 - 81, č. 2452/2012 Sb. NSS,<text:s/><text:a xlink:href="http://www.nssoud.cz" office:target-frame-name="_top" xlink:show="replace"><text:span text:style-name="Hypertextovýodkaz">www.nssoud.cz</text:span></text:a>.</text:p></text:note-body></text:note></text:span><text:span text:style-name="T42">. Další omezení pro zastupování ve správním řízení mohou vyplývat ze zvláštních právních předpisů. Například podle zákona o advokacii hrozí každému, kdo se dopustí přestupku tím, že poskytne právní služby opakovaně a za úplatu, ačkoli není osobou oprávněnou k jejich poskytování, pokuta až do výše 3.000.000,- Kč a zákaz činnosti do 1 roku.</text:span><text:span text:style-name="T43"><text:note text:note-class="footnote" text:id="_ftn7"><text:note-citation>8</text:note-citation><text:note-body><text:p text:style-name="Textpozn.podčarou"><text:s/><text:span text:style-name="T44"><text:tab/></text:span>Ustanovení § 52d zákona č. 85/1996 Sb., o advokacii, ve znění pozdějších předpisů.</text:p></text:note-body></text:note></text:span></text:p>
      <text:p text:style-name="Základnítext"><text:span text:style-name="Silné">K bodu číslo 4 žádosti</text:span></text:p>
      <text:p text:style-name="Základnítext"><text:span text:style-name="T45">Možnost využití analogie v trestním právu se v zásadě liší podle toho, jestli jde o trestní právo hmotné nebo procesní. Podle prof. JUDr. Pavla Šámala, Ph.D. je<text:s/></text:span><text:span text:style-name="Zdůraznění">„všeobecně uznáváno, že analogie je nepřípustná, pokud jde o rozšiřování podmínek trestní odpovědnosti a při stanovení trestů a ochranných opatření, popř. i jakékoli jiné újmy na právech nebo majetku, za trestný čin, včetně podmínek jejich uložení.“</text:span><text:span text:style-name="Značkapozn.podčarou"><text:note text:note-class="footnote" text:id="_ftn8"><text:note-citation>9</text:note-citation><text:note-body><text:p text:style-name="Textpozn.podčarou"><text:s/><text:span text:style-name="T46"><text:tab/></text:span>Šámal, P. a kol.<text:s/><text:span text:style-name="Zdůraznění">Trestní zákoník</text:span>.<text:s/>2. vydání. Praha: C. H. Beck, 2012,<text:s/>s.<text:s/>35-36.</text:p></text:note-body></text:note></text:span><text:span text:style-name="Zdůraznění"><text:s/></text:span><text:span text:style-name="T47">Analogie v trestním právu hmotném je tak přípustná zcela výjimečně a jen ve prospěch pachatele. Přípustnost analogie v trestním právu procesním je postavena opačně. V zásadě je přípustná, k jejímu vyloučení dochází jen v případech, kdy tak vyplývá přímo z ustanovení zákona, zejména těch, která připouštějí zásahy do základních práv jen za přesně stanovených podmínek a dále pokud zákon jednoznačně u některých ustanovení nepřipouští, aby byla analogicky rozšiřována na další obdobné případy.</text:span><text:span text:style-name="T48"><text:note text:note-class="footnote" text:id="_ftn9"><text:note-citation>10</text:note-citation><text:note-body><text:p text:style-name="Textpozn.podčarou"><text:s/><text:span text:style-name="T49"><text:tab/></text:span>Šámal, P. a kol.<text:s/><text:span text:style-name="Zdůraznění">Trestní řád. Komentář</text:span>. 7. vydání. Praha: C. H. Beck, 2013,<text:s/>s.<text:s/>11-12.</text:p></text:note-body></text:note></text:span><text:span text:style-name="T50"><text:s/>Analogie v trestním řízení tak za splnění výše zmíněných podmínek přípustná být může.</text:span></text:p>
      <text:p text:style-name="Základnítext"><text:span text:style-name="T51">Vážený pane P.</text:span><text:span text:style-name="T52">, jedná se vyjádření, které je nezávazným výkladem podaným v obecné rovině. Veřejná ochránkyně práv neposkytuje a ani nemůže poskytovat právní poradentství. V případě, že byste potřeboval odborně poradit v konkrétní věci, doporučuji Vám se obrátit na advokáta. Více informací naleznete v přiloženém letáku</text:span><text:span text:style-name="Silné"><text:s/></text:span><text:span text:style-name="Zdůraznění">Potřebujete právní pomoc</text:span><text:span text:style-name="Zdůraznění">.</text:span></text:p>
      <text:p text:style-name="Základnítext">S pozdravem</text:p>
      <text:p text:style-name="podpis">Mgr. Petra Zdražilová v. r.</text:p>
      <text:p text:style-name="podpis">vedoucí právního odboru</text:p>
      <text:p text:style-name="podpis">(dopis je opatřen elektronickým podpisem)</text:p>
      <text:p text:style-name="P53"/>
      <text:p text:style-name="Příloha">Příloha</text:p>
      <text:p text:style-name="Normální">Potřebujete právní pomoc</text:p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7YGI8*</text:span>*KVOPX007YGI8*</text:p>
        <text:p text:style-name="P12"><text:span text:style-name="T13">KVOPX007YGI8</text:span>KVOPX007YGI8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7-10-06T08:06:00Z</meta:creation-date>
    <dc:date>2017-10-06T08:06:00Z</dc:date>
    <meta:print-date>2016-06-27T07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3" meta:paragraph-count="7" meta:word-count="560" meta:character-count="3859" meta:row-count="27" meta:non-whitespace-character-count="3306"/>
  </office:meta>
</office:document-meta>
</file>